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master-page-name="MP0">
      <style:paragraph-properties style:page-number="auto" fo:break-before="page"/>
      <style:text-properties style:font-name="Cantarell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ntarell"/>
    </style:style>
    <style:style style:name="P7" style:family="paragraph" style:parent-style-name="Standard">
      <style:text-properties style:font-name="Cantarel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style:font-name="Cantarell"/>
    </style:style>
    <style:style style:name="P9" style:family="paragraph" style:parent-style-name="Standard" style:list-style-name="L3">
      <style:text-properties style:font-name="Cantarell"/>
    </style:style>
    <style:style style:name="P10" style:family="paragraph" style:parent-style-name="Standard">
      <style:text-properties style:font-name="Cantarell" fo:font-weight="bold" style:font-weight-asian="bold" style:font-weight-complex="bold"/>
    </style:style>
    <style:style style:name="P11" style:family="paragraph" style:parent-style-name="Standard" style:list-style-name="L4">
      <style:text-properties style:font-name="Cantarell"/>
    </style:style>
    <style:style style:name="T1" style:family="text">
      <style:text-properties style:font-name="Cantarell1"/>
    </style:style>
    <style:style style:name="T2" style:family="text">
      <style:text-properties style:font-name="Cantarell1" fo:font-weight="bold" style:font-weight-asian="bold" style:font-weight-complex="bold"/>
    </style:style>
    <style:style style:name="T3" style:family="text">
      <style:text-properties style:font-name="Cantarell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Cantarell1" officeooo:rsid="0003e19b"/>
    </style:style>
    <style:style style:name="T5" style:family="text">
      <style:text-properties style:text-position="super 67%"/>
    </style:style>
    <style:style style:name="T6" style:family="text">
      <style:text-properties style:text-position="super 67%" style:font-name="Cantarell1"/>
    </style:style>
    <style:style style:name="T7" style:family="text">
      <style:text-properties style:text-position="super 67%" style:font-name="Cantarell"/>
    </style:style>
    <style:style style:name="T8" style:family="text">
      <style:text-properties officeooo:rsid="0003e19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Cantarell"/>
    </style:style>
    <style:style style:name="T12" style:family="text">
      <style:text-properties style:font-name="Cantarell" officeooo:rsid="0003e19b"/>
    </style:style>
    <style:style style:name="T13" style:family="text">
      <style:text-properties style:font-name="Cantarell" fo:font-weight="bold" style:font-weight-asian="bold" style:font-weight-complex="bold"/>
    </style:style>
    <style:style style:name="T14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yan Dalal</text:p>
      <text:p text:style-name="P6">Contact No: +91-8652207970</text:p>
      <text:p text:style-name="Standard"><text:span text:style-name="Default_20_Paragraph_20_Font"><text:span text:style-name="T11">E-mail : </text:span></text:span><text:a xlink:type="simple" xlink:href="mailto:aryan.d.dalal@gmail.com" office:target-frame-name="_top" xlink:show="replace" text:style-name="Internet_20_link" text:visited-style-name="Visited_20_Internet_20_Link"><text:span text:style-name="T11">aryan.d.dalal@gmail.com</text:span></text:a></text:p>
      <text:p text:style-name="Standard"><text:span text:style-name="Default_20_Paragraph_20_Font"><text:span text:style-name="T11">GitHub : </text:span></text:span><text:a xlink:type="simple" xlink:href="https://github.com/spicybeanos" office:target-frame-name="_top" xlink:show="replace" text:style-name="Internet_20_link" text:visited-style-name="Visited_20_Internet_20_Link"><text:span text:style-name="T11">https://github.com/spicybeanos</text:span></text:a></text:p>
      <text:p text:style-name="Standard"><text:span text:style-name="T11">LinkedIn : </text:span><text:a xlink:type="simple" xlink:href="https://www.linkedin.com/in/aryan-dalal-37a2b4269" text:style-name="Internet_20_link" text:visited-style-name="Visited_20_Internet_20_Link"><text:span text:style-name="T12">aryan-dalal-37a2b4269</text:span></text:a></text:p>
      <text:p text:style-name="Standard"><text:span text:style-name="Default_20_Paragraph_20_Font"><text:span text:style-name="T11">DOB : 02/01/2004.</text:span></text:span></text:p>
      <text:p text:style-name="P7">Skills</text:p>
      <text:list text:style-name="L1">
        <text:list-item>
          <text:p text:style-name="P8">C# , Java , C, Python, Unity, <text:span text:style-name="T8">DotNET</text:span></text:p>
        </text:list-item>
        <text:list-item>
          <text:p text:style-name="P8">Svelte , React, HTML, CSS, JavaScript</text:p>
        </text:list-item>
      </text:list>
      <text:p text:style-name="P7">Projects</text:p>
      <text:list text:style-name="L2">
        <text:list-item>
          <text:p text:style-name="P1"><text:span text:style-name="Default_20_Paragraph_20_Font"><text:span text:style-name="T13">Object Byte Converter (C#) :</text:span></text:span><text:span text:style-name="Default_20_Paragraph_20_Font"><text:span text:style-name="T11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</text:span></text:span></text:p>
        </text:list-item>
        <text:list-item>
          <text:p text:style-name="P1"><text:span text:style-name="Default_20_Paragraph_20_Font"><text:span text:style-name="T13">Svelte Website made for a Hackathon (svelte,html,css,js,node) :</text:span></text:span><text:span text:style-name="Default_20_Paragraph_20_Font"><text:span text:style-name="T14"> </text:span></text:span><text:span text:style-name="Default_20_Paragraph_20_Font"><text:span text:style-name="T11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: </text:span></text:span></text:p>
        </text:list-item>
        <text:list-item>
          <text:p text:style-name="P1"><text:span text:style-name="Default_20_Paragraph_20_Font"><text:span text:style-name="T13">Simple Inventory system for games (C#) : </text:span></text:span><text:span text:style-name="Default_20_Paragraph_20_Font"><text:span text:style-name="T11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: </text:span></text:span></text:p>
        </text:list-item>
        <text:list-item>
          <text:p text:style-name="P1"><text:span text:style-name="Default_20_Paragraph_20_Font"><text:span text:style-name="T13">Front end for a Home budget management website (React,js,css)</text:span></text:span><text:span text:style-name="Default_20_Paragraph_20_Font"><text:span text:style-name="T11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11"> GitHub link</text:span></text:span></text:a><text:span text:style-name="Default_20_Paragraph_20_Font"><text:span text:style-name="T11">: </text:span></text:span></text:p>
        </text:list-item>
        <text:list-item>
          <text:p text:style-name="P1"><text:span text:style-name="Default_20_Paragraph_20_Font"><text:span text:style-name="T13">Bedrock programming language (WIP) (C#)</text:span></text:span><text:span text:style-name="Default_20_Paragraph_20_Font"><text:span text:style-name="T11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11">GitHub link </text:span></text:span></text:a><text:span text:style-name="Default_20_Paragraph_20_Font"><text:span text:style-name="T11">: </text:span></text:span></text:p>
        </text:list-item>
        <text:list-item>
          <text:p text:style-name="P1"><text:span text:style-name="Default_20_Paragraph_20_Font"><text:span text:style-name="T13">Minecraft copy attempt (Unity, C#):</text:span></text:span><text:span text:style-name="Default_20_Paragraph_20_Font"><text:span text:style-name="T11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11"> GitHub link </text:span></text:span></text:a><text:span text:style-name="Default_20_Paragraph_20_Font"><text:span text:style-name="T11">: </text:span></text:span></text:p>
        </text:list-item>
      </text:list>
      <text:p text:style-name="P7">Experience</text:p>
      <text:list text:style-name="L3">
        <text:list-item>
          <text:p text:style-name="P2"><text:span text:style-name="Default_20_Paragraph_20_Font"><text:span text:style-name="T11">Application Developer Intern at Nuvama wealth (4</text:span></text:span><text:span text:style-name="Default_20_Paragraph_20_Font"><text:span text:style-name="T7">th</text:span></text:span><text:span text:style-name="Default_20_Paragraph_20_Font"><text:span text:style-name="T11"> June 2024 – 4</text:span></text:span><text:span text:style-name="Default_20_Paragraph_20_Font"><text:span text:style-name="T7">th</text:span></text:span><text:span text:style-name="Default_20_Paragraph_20_Font"><text:span text:style-name="T11"> July 2024)</text:span></text:span></text:p>
        </text:list-item>
        <text:list-item>
          <text:p text:style-name="P9">Code Jam 2022-2023 competitive programming competition at MIT Bengaluru won 3rd place</text:p>
        </text:list-item>
        <text:list-item>
          <text:p text:style-name="P9">ACM Hackathon 2023 at MIT Bengaluru</text:p>
        </text:list-item>
        <text:list-item>
          <text:p text:style-name="P9">NSS Hackathon at TechSolstice 2024 at MIT Bengaluru</text:p>
        </text:list-item>
        <text:list-item>
          <text:p text:style-name="P2"><text:span text:style-name="Default_20_Paragraph_20_Font"><text:span text:style-name="T11">Organised competitive programming events “Code Wars” at TechSolstice- April 2023 <text:s/>at MIT Bengaluru</text:span></text:span></text:p>
        </text:list-item>
        <text:list-item>
          <text:p text:style-name="P2"><text:span text:style-name="Default_20_Paragraph_20_Font"><text:span text:style-name="T11">Organised competitive programming events “Code Play” at TechSolstice- April 2023 at MIT Bengaluru</text:span></text:span></text:p>
        </text:list-item>
        <text:list-item>
          <text:p text:style-name="P9">Game Developer lead at Codex February 2023 – Present</text:p>
        </text:list-item>
        <text:list-item>
          <text:p text:style-name="P2"><text:span text:style-name="Default_20_Paragraph_20_Font"><text:span text:style-name="T11">Organized “GameForge” code-along October 2023</text:span></text:span></text:p>
        </text:list-item>
        <text:list-item>
          <text:p text:style-name="P2"><text:span text:style-name="Default_20_Paragraph_20_Font"><text:span text:style-name="T11">Organized “DevDen” code-along February 2023</text:span></text:span></text:p>
        </text:list-item>
      </text:list>
      <text:p text:style-name="P10"/>
      <text:p text:style-name="P7">Relevant Course work</text:p>
      <text:list text:style-name="L4">
        <text:list-item>
          <text:p text:style-name="P11">Data structures</text:p>
        </text:list-item>
        <text:list-item>
          <text:p text:style-name="P11">Object oriented programming</text:p>
        </text:list-item>
        <text:list-item>
          <text:p text:style-name="P11">Database management systems</text:p>
        </text:list-item>
      </text:list>
      <text:p text:style-name="P7"><text:soft-page-break/>Certifications</text:p>
      <text:list text:style-name="L5">
        <text:list-item>
          <text:p text:style-name="P3"><text:span text:style-name="Default_20_Paragraph_20_Font"><text:span text:style-name="T11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</text:list>
      <text:p text:style-name="P7">Education</text:p>
      <text:list text:style-name="L6">
        <text:list-item>
          <text:p text:style-name="P4"><text:span text:style-name="Default_20_Paragraph_20_Font"><text:span text:style-name="T11">Bachelor of Technology – BTech, Computer Science Engineering | Manipal Institute of Technology, Bengaluru (2022 – 2026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4-06-26T13:52:27.654000000</dc:date>
    <meta:print-date>2024-05-14T02:15:00Z</meta:print-date>
    <meta:editing-cycles>21</meta:editing-cycles>
    <meta:editing-duration>PT2H43M48S</meta:editing-duration>
    <meta:document-statistic meta:table-count="0" meta:image-count="0" meta:object-count="0" meta:page-count="2" meta:paragraph-count="37" meta:word-count="339" meta:character-count="2197" meta:non-whitespace-character-count="1909"/>
    <meta:template xlink:type="simple" xlink:actuate="onRequest" xlink:title="" xlink:href="Normal.dotm"/>
  </office:meta>
</office:document-meta>
</file>